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Lenguaje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26.7" calcext:value-type="float">
            <text:p>2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.69" calcext:value-type="float">
            <text:p>20.69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8.53" calcext:value-type="float">
            <text:p>8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.42" calcext:value-type="float">
            <text:p>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3" calcext:value-type="float">
            <text:p>4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-C</text:p>
          </table:table-cell>
          <table:table-cell office:value-type="float" office:value="3.81" calcext:value-type="float">
            <text:p>3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f</text:p>
          </table:table-cell>
          <table:table-cell office:value-type="float" office:value="3.78" calcext:value-type="float">
            <text:p>3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2.39" calcext:value-type="float">
            <text:p>2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Script(Ts)</text:p>
          </table:table-cell>
          <table:table-cell office:value-type="float" office:value="1.52" calcext:value-type="float">
            <text:p>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1.42" calcext:value-type="float">
            <text:p>1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Basic (VB)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2:57:47.388000000</meta:creation-date>
    <dc:date>2021-12-13T13:02:57.668000000</dc:date>
    <meta:editing-duration>PT5M23S</meta:editing-duration>
    <meta:editing-cycles>1</meta:editing-cycles>
    <meta:document-statistic meta:table-count="1" meta:cell-count="32" meta:object-count="0"/>
    <meta:generator>LibreOffice/7.1.0.3$Windows_X86_64 LibreOffice_project/f6099ecf3d29644b5008cc8f48f42f4a40986e4c</meta:generator>
  </office:meta>
</office:document-meta>
</file>